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/>
    </style:style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ListParagraph" style:list-style-name="LFO1" style:family="paragraph"/>
    <style:style style:name="P14" style:parent-style-name="Normal" style:family="paragraph">
      <style:text-properties fo:font-weight="bold" style:font-weight-asian="bold"/>
    </style:style>
    <style:style style:name="P15" style:parent-style-name="ListParagraph" style:list-style-name="LFO1" style:family="paragraph"/>
    <style:style style:name="P16" style:parent-style-name="Normal" style:family="paragraph">
      <style:text-properties fo:font-weight="bold" style:font-weight-asian="bold"/>
    </style:style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</office:automatic-styles>
  <office:body>
    <office:text text:use-soft-page-breaks="true">
      <text:p text:style-name="P1"><text:span text:style-name="T2">Student</text:span><text:s/></text:p>
      <text:list text:style-name="LFO1" text:continue-numbering="true">
        <text:list-item>
          <text:p text:style-name="P3">StudentID – The unique ID of a student</text:p>
        </text:list-item>
        <text:list-item>
          <text:p text:style-name="P4">FirstName – The first name of a student</text:p>
        </text:list-item>
        <text:list-item>
          <text:p text:style-name="P5">LastName – The last name of a student</text:p>
        </text:list-item>
        <text:list-item>
          <text:p text:style-name="P6">MiddleName – The middle name(s) of a given student</text:p>
        </text:list-item>
        <text:list-item>
          <text:p text:style-name="P7">Allowed<text:s/>– Whether a student is allowed to access the app for a class</text:p>
        </text:list-item>
      </text:list>
      <text:p text:style-name="Normal"><text:span text:style-name="T8">Staff</text:span></text:p>
      <text:list text:style-name="LFO1" text:continue-numbering="true">
        <text:list-item>
          <text:p text:style-name="P9">StaffID – The unique ID of a<text:s/>staff-member</text:p>
        </text:list-item>
        <text:list-item>
          <text:p text:style-name="P10">Admin – Whether or not a<text:s/>staff-member<text:s/>has administrative privileges</text:p>
        </text:list-item>
      </text:list>
      <text:p text:style-name="P11">Teacher</text:p>
      <text:p text:style-name="P12">Tutor</text:p>
      <text:list text:style-name="LFO1" text:continue-numbering="true">
        <text:list-item>
          <text:p text:style-name="P13">Sports – Whether or not a tutor is a sports tutor</text:p>
        </text:list-item>
      </text:list>
      <text:p text:style-name="P14">Subject</text:p>
      <text:list text:style-name="LFO1" text:continue-numbering="true">
        <text:list-item>
          <text:p text:style-name="P15">Name – Name of a subject</text:p>
        </text:list-item>
      </text:list>
      <text:p text:style-name="P16">Class</text:p>
      <text:list text:style-name="LFO1" text:continue-numbering="true">
        <text:list-item>
          <text:p text:style-name="P17">ClassID – Unique ID of a class</text:p>
        </text:list-item>
        <text:list-item>
          <text:p text:style-name="P18">Subject – Name of the subject</text:p>
        </text:list-item>
        <text:list-item>
          <text:p text:style-name="P19">StartTime – Time the class starts</text:p>
        </text:list-item>
        <text:list-item>
          <text:p text:style-name="P20">Duration – Duration of the class in minut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MS Mincho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k Boswijk</meta:initial-creator>
    <dc:creator>Marik Boswijk</dc:creator>
    <meta:creation-date>2016-05-02T08:03:00Z</meta:creation-date>
    <dc:date>2016-05-02T12:31:00Z</dc:date>
    <meta:template xlink:href="Normal.dotm" xlink:type="simple"/>
    <meta:editing-cycles>5</meta:editing-cycles>
    <meta:editing-duration>PT9900S</meta:editing-duration>
    <meta:document-statistic meta:page-count="1" meta:paragraph-count="1" meta:word-count="90" meta:character-count="603" meta:row-count="4" meta:non-whitespace-character-count="514"/>
  </office:meta>
</office:document-meta>
</file>